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earrange-products-table/" text:style-name="Internet_20_link" text:visited-style-name="Visited_20_Internet_20_Link"><text:span text:style-name="T1">1795. Rearrange Products Table</text:span></text:a></text:p>
      <text:section text:style-name="Sect1" text:name="headlessui-popover-button-:rh:">
        <text:p text:style-name="Standard"/>
      </text:section>
      <text:p text:style-name="P4">Easy</text:p>
      <text:p text:style-name="P4">723</text:p>
      <text:p text:style-name="P4">47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Product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product_id <text:s/>| int <text:s text:c="4"/>|</text:p>
      <text:p text:style-name="P2">| store1 <text:s text:c="5"/>| int <text:s text:c="4"/>|</text:p>
      <text:p text:style-name="P2">| store2 <text:s text:c="5"/>| int <text:s text:c="4"/>|</text:p>
      <text:p text:style-name="P2">| store3 <text:s text:c="5"/>| int <text:s text:c="4"/>|</text:p>
      <text:p text:style-name="P2">+-------------+---------+</text:p>
      <text:p text:style-name="P2">product_id is the primary key (column with unique values) for this table.</text:p>
      <text:p text:style-name="P2">Each row in this table indicates the product's price in 3 different stores: store1, store2, and store3.</text:p>
      <text:p text:style-name="P1">If the product is not available in a store, the price will be null in that store's column.</text:p>
      <text:p text:style-name="P6"> </text:p>
      <text:p text:style-name="P7"><text:span text:style-name="T1">Write a solution to rearrange the </text:span><text:span text:style-name="Source_20_Text"><text:span text:style-name="T2">Products</text:span></text:span><text:span text:style-name="T1"> table so that each row has </text:span><text:span text:style-name="Source_20_Text"><text:span text:style-name="T2">(product_id, store, price)</text:span></text:span><text:span text:style-name="T1">. If a product is not available in a store, do </text:span><text:span text:style-name="Strong_20_Emphasis"><text:span text:style-name="T1">not</text:span></text:span><text:span text:style-name="T1"> include a row with that </text:span><text:span text:style-name="Source_20_Text"><text:span text:style-name="T2">product_id</text:span></text:span><text:span text:style-name="T1"> and </text:span><text:span text:style-name="Source_20_Text"><text:span text:style-name="T2">store</text:span></text:span><text:span text:style-name="T1"> combination in the result table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Products table:</text:p>
      <text:p text:style-name="P2">+------------+--------+--------+--------+</text:p>
      <text:p text:style-name="P2">| product_id | store1 | store2 | store3 |</text:p>
      <text:p text:style-name="P2">+------------+--------+--------+--------+</text:p>
      <text:p text:style-name="P2">| 0 <text:s text:c="9"/>| 95 <text:s text:c="4"/>| 100 <text:s text:c="3"/>| 105 <text:s text:c="3"/>|</text:p>
      <text:p text:style-name="P2">| 1 <text:s text:c="9"/>| 70 <text:s text:c="4"/>| null <text:s text:c="2"/>| 80 <text:s text:c="4"/>|</text:p>
      <text:p text:style-name="P2">+------------+--------+--------+--------+</text:p>
      <text:p text:style-name="P3"><text:span text:style-name="Strong_20_Emphasis"><text:span text:style-name="T1">Output:</text:span></text:span><text:span text:style-name="T1"> </text:span></text:p>
      <text:p text:style-name="P2">+------------+--------+-------+</text:p>
      <text:p text:style-name="P2">| product_id | store <text:s/>| price |</text:p>
      <text:p text:style-name="P2"><text:soft-page-break/>+------------+--------+-------+</text:p>
      <text:p text:style-name="P2">| 0 <text:s text:c="9"/>| store1 | 95 <text:s text:c="3"/>|</text:p>
      <text:p text:style-name="P2">| 0 <text:s text:c="9"/>| store2 | 100 <text:s text:c="2"/>|</text:p>
      <text:p text:style-name="P2">| 0 <text:s text:c="9"/>| store3 | 105 <text:s text:c="2"/>|</text:p>
      <text:p text:style-name="P2">| 1 <text:s text:c="9"/>| store1 | 70 <text:s text:c="3"/>|</text:p>
      <text:p text:style-name="P2">| 1 <text:s text:c="9"/>| store3 | 80 <text:s text:c="3"/>|</text:p>
      <text:p text:style-name="P2">+------------+--------+-------+</text:p>
      <text:p text:style-name="P3"><text:span text:style-name="Strong_20_Emphasis"><text:span text:style-name="T1">Explanation:</text:span></text:span><text:span text:style-name="T1"> </text:span></text:p>
      <text:p text:style-name="P2">Product 0 is available in all three stores with prices 95, 100, and 105 respectively.</text:p>
      <text:p text:style-name="P1">Product 1 is available in store1 with price 70 and store3 with price 80. The product is not available in store2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0T22:51:50.738000000</dc:date>
    <meta:editing-duration>PT12S</meta:editing-duration>
    <meta:editing-cycles>1</meta:editing-cycles>
    <meta:document-statistic meta:table-count="0" meta:image-count="0" meta:object-count="0" meta:page-count="2" meta:paragraph-count="46" meta:word-count="290" meta:character-count="1636" meta:non-whitespace-character-count="1280"/>
    <meta:generator>LibreOffice/7.2.2.2$Windows_X86_64 LibreOffice_project/02b2acce88a210515b4a5bb2e46cbfb63fe97d56</meta:generator>
  </office:meta>
</office:document-meta>
</file>